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assunto sui Grafi</text:h>
      <text:h text:style-name="Heading_20_2" text:outline-level="2">Concetti Fondamentali</text:h>
      <text:p text:style-name="Text_20_body">Un <text:span text:style-name="Strong_20_Emphasis">grafo G</text:span> è costituito da una coppia (N,A) dove N è l'insieme di nodi (vertici) e A è l'insieme di archi. I grafi possono essere:</text:p>
      <text:list text:style-name="L1">
        <text:list-item>
          <text:p text:style-name="P1"><text:span text:style-name="Strong_20_Emphasis">Orientati</text:span>: gli archi sono coppie ordinate (v,w), con direzione da v a w </text:p>
        </text:list-item>
        <text:list-item>
          <text:p text:style-name="P2"><text:span text:style-name="Strong_20_Emphasis">Non orientati</text:span>: gli archi sono coppie non ordinate {v,w} </text:p>
        </text:list-item>
      </text:list>
      <text:h text:style-name="Heading_20_3" text:outline-level="3">Terminologia Base</text:h>
      <text:list text:style-name="L2">
        <text:list-item>
          <text:p text:style-name="P3"><text:span text:style-name="Strong_20_Emphasis">Grado</text:span>: numero di nodi adiacenti (nei grafi non orientati) o numero di archi entranti/uscenti (nei grafi orientati) </text:p>
        </text:list-item>
        <text:list-item>
          <text:p text:style-name="P3"><text:span text:style-name="Strong_20_Emphasis">Cammino</text:span>: sequenza di archi distinti che collega due nodi </text:p>
        </text:list-item>
        <text:list-item>
          <text:p text:style-name="P3"><text:span text:style-name="Strong_20_Emphasis">Ciclo</text:span>: cammino semplice dove il nodo iniziale e finale coincidono </text:p>
        </text:list-item>
        <text:list-item>
          <text:p text:style-name="P3"><text:span text:style-name="Strong_20_Emphasis">Grafo denso</text:span>: quando m = Θ(n²) </text:p>
        </text:list-item>
        <text:list-item>
          <text:p text:style-name="P4"><text:span text:style-name="Strong_20_Emphasis">Grafo sparso</text:span>: quando m = Θ(n) </text:p>
        </text:list-item>
      </text:list>
      <text:h text:style-name="Heading_20_2" text:outline-level="2">Proprietà dei Grafi</text:h>
      <text:h text:style-name="Heading_20_3" text:outline-level="3">Connettività</text:h>
      <text:list text:style-name="L3">
        <text:list-item>
          <text:p text:style-name="P5"><text:span text:style-name="Strong_20_Emphasis">Grafo connesso</text:span> (non orientato): esiste un cammino tra ogni coppia di nodi </text:p>
        </text:list-item>
        <text:list-item>
          <text:p text:style-name="P5"><text:span text:style-name="Strong_20_Emphasis">Componente connessa</text:span>: insieme massimale di nodi connessi tra loro </text:p>
        </text:list-item>
        <text:list-item>
          <text:p text:style-name="P5"><text:span text:style-name="Strong_20_Emphasis">Fortemente connesso</text:span> (orientato): esiste un cammino bidirezionale tra ogni coppia di nodi </text:p>
        </text:list-item>
        <text:list-item>
          <text:p text:style-name="P6"><text:span text:style-name="Strong_20_Emphasis">Debolmente connesso</text:span> (orientato): la versione non orientata è connessa </text:p>
        </text:list-item>
      </text:list>
      <text:h text:style-name="Heading_20_3" text:outline-level="3">Strutture Speciali</text:h>
      <text:list text:style-name="L4">
        <text:list-item>
          <text:p text:style-name="P7"><text:span text:style-name="Strong_20_Emphasis">Albero</text:span>: grafo aciclico con un nodo radice senza archi entranti, gli altri con esattamente un arco entrante </text:p>
        </text:list-item>
        <text:list-item>
          <text:p text:style-name="P7"><text:span text:style-name="Strong_20_Emphasis">Foresta</text:span>: collezione di alberi </text:p>
        </text:list-item>
        <text:list-item>
          <text:p text:style-name="P8"><text:span text:style-name="Strong_20_Emphasis">Chiusura transitiva</text:span>: grafo contenente un arco (i,j) se esiste un cammino da i a j nel grafo originale </text:p>
        </text:list-item>
      </text:list>
      <text:h text:style-name="Heading_20_2" text:outline-level="2">Rappresentazione</text:h>
      <text:p text:style-name="Text_20_body">Due modalità principali:</text:p>
      <text:list text:style-name="L5">
        <text:list-item>
          <text:p text:style-name="P9"><text:span text:style-name="Strong_20_Emphasis">Liste di adiacenza</text:span>: per ogni nodo si memorizza la lista dei nodi adiacenti </text:p>
        </text:list-item>
        <text:list-item>
          <text:p text:style-name="P10"><text:span text:style-name="Strong_20_Emphasis">Matrice di adiacenza</text:span>: matrice booleana M dove M[i][j] è vero se esiste un arco da i a j </text:p>
        </text:list-item>
      </text:list>
      <text:p text:style-name="Text_20_body">Nel documento viene implementata la rappresentazione con matrice di adiacenza.</text:p>
      <text:h text:style-name="Heading_20_2" text:outline-level="2"><text:soft-page-break/>Algoritmi di Visita</text:h>
      <text:h text:style-name="Heading_20_3" text:outline-level="3">DFS (Depth-First Search - Visita in Profondità)</text:h>
      <text:list text:style-name="L6">
        <text:list-item>
          <text:p text:style-name="P11">Visita un nodo alla volta, procedendo in profondità </text:p>
        </text:list-item>
        <text:list-item>
          <text:p text:style-name="P11">Complessità: O(n²) per matrice di adiacenza </text:p>
        </text:list-item>
        <text:list-item>
          <text:p text:style-name="P12">Corrisponde alla visita anticipata </text:p>
        </text:list-item>
      </text:list>
      <text:h text:style-name="Heading_20_3" text:outline-level="3">BFS (Breadth-First Search - Visita in Ampiezza)</text:h>
      <text:list text:style-name="L7">
        <text:list-item>
          <text:p text:style-name="P13">Visita tutti i nodi adiacenti prima di procedere al livello successivo </text:p>
        </text:list-item>
        <text:list-item>
          <text:p text:style-name="P13">Trova il cammino più breve nei grafi non pesati </text:p>
        </text:list-item>
        <text:list-item>
          <text:p text:style-name="P13">Complessità: O(n²) per matrice di adiacenza </text:p>
        </text:list-item>
        <text:list-item>
          <text:p text:style-name="P14">Corrisponde alla visita per livelli </text:p>
        </text:list-item>
      </text:list>
      <text:p text:style-name="Text_20_body">Il documento include implementazioni in C++ di entrambi gli algoritmi e funzioni per calcolare la chiusura transitiva e ricostruire cammini tra nod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7:00:23.443159200</meta:creation-date>
    <dc:date>2025-12-10T17:00:46.031101300</dc:date>
    <meta:editing-duration>PT25S</meta:editing-duration>
    <meta:editing-cycles>1</meta:editing-cycles>
    <meta:document-statistic meta:table-count="0" meta:image-count="0" meta:object-count="0" meta:page-count="2" meta:paragraph-count="37" meta:word-count="352" meta:character-count="2097" meta:non-whitespace-character-count="1788"/>
    <meta:generator>LibreOffice/25.8.3.2$Windows_X86_64 LibreOffice_project/8ca8d55c161d602844f5428fa4b58097424e324e</meta:generator>
  </office:meta>
</office:document-meta>
</file>